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" svg:font-family="'Lucida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fo:background-color="#d4ea6b" style:font-weight-asian="bold" style:font-weight-complex="bold"/>
    </style:style>
    <style:style style:name="P3" style:family="paragraph" style:parent-style-name="Standard">
      <style:text-properties fo:font-size="12pt" fo:font-weight="bold" officeooo:rsid="0016f143" officeooo:paragraph-rsid="0016f143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16f143" officeooo:paragraph-rsid="00175759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weight="bold" officeooo:rsid="0016f143" officeooo:paragraph-rsid="00183983" style:font-size-asian="12pt" style:font-weight-asian="bold" style:font-size-complex="12pt" style:font-weight-complex="bold"/>
    </style:style>
    <style:style style:name="P6" style:family="paragraph" style:parent-style-name="Standard">
      <style:text-properties officeooo:paragraph-rsid="00189cb3"/>
    </style:style>
    <style:style style:name="P7" style:family="paragraph" style:parent-style-name="Standard">
      <style:text-properties officeooo:paragraph-rsid="0019f40c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fo:background-color="#e8f2a1" style:font-weight-asian="bold" style:font-weight-complex="bold"/>
    </style:style>
    <style:style style:name="P10" style:family="paragraph" style:parent-style-name="Standard">
      <style:text-properties officeooo:rsid="001f96aa" officeooo:paragraph-rsid="001f96aa"/>
    </style:style>
    <style:style style:name="P11" style:family="paragraph" style:parent-style-name="Standard">
      <style:text-properties officeooo:rsid="001f96aa" officeooo:paragraph-rsid="00217f6a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P14" style:family="paragraph" style:parent-style-name="Standard">
      <style:text-properties officeooo:paragraph-rsid="00217f6a"/>
    </style:style>
    <style:style style:name="P15" style:family="paragraph" style:parent-style-name="Standard">
      <style:text-properties fo:background-color="#ffff00"/>
    </style:style>
    <style:style style:name="P16" style:family="paragraph" style:parent-style-name="Standard">
      <style:text-properties fo:background-color="#e8f2a1"/>
    </style:style>
    <style:style style:name="P17" style:family="paragraph" style:parent-style-name="Standard">
      <style:paragraph-properties fo:padding-left="0cm" fo:padding-right="0cm" fo:padding-top="0cm" fo:padding-bottom="0.035cm" fo:border-left="none" fo:border-right="none" fo:border-top="none" fo:border-bottom="1.5pt solid #000000"/>
    </style:style>
    <style:style style:name="P18" style:family="paragraph" style:parent-style-name="Standard" style:master-page-name="Standard">
      <style:paragraph-properties fo:text-align="justify" style:justify-single-word="false" style:page-number="auto"/>
      <style:text-properties fo:font-weight="bold" fo:background-color="#e8f2a1" style:font-weight-asian="bold" style:font-weight-complex="bold"/>
    </style:style>
    <style:style style:name="P19" style:family="paragraph" style:parent-style-name="Standard">
      <style:text-properties officeooo:rsid="001f96aa" officeooo:paragraph-rsid="002dc4c5" fo:background-color="#ffff00"/>
    </style:style>
    <style:style style:name="P20" style:family="paragraph" style:parent-style-name="Standard">
      <style:text-properties officeooo:paragraph-rsid="002dc4c5" fo:background-color="#ffff00"/>
    </style:style>
    <style:style style:name="P21" style:family="paragraph" style:parent-style-name="Standard">
      <style:text-properties officeooo:paragraph-rsid="002dc4c5" fo:background-color="#e8f2a1"/>
    </style:style>
    <style:style style:name="P22" style:family="paragraph" style:parent-style-name="Standard">
      <style:text-properties fo:font-size="10pt" fo:font-weight="normal" officeooo:rsid="001f96aa" officeooo:paragraph-rsid="002dc4c5" fo:background-color="#ffff00" style:font-size-asian="10pt" style:font-weight-asian="normal" style:font-size-complex="10pt" style:font-weight-complex="normal"/>
    </style:style>
    <style:style style:name="P23" style:family="paragraph" style:parent-style-name="Standard">
      <style:text-properties officeooo:rsid="001f96aa" officeooo:paragraph-rsid="002dc4c5"/>
    </style:style>
    <style:style style:name="P24" style:family="paragraph" style:parent-style-name="Standard">
      <style:text-properties officeooo:rsid="001f96aa" officeooo:paragraph-rsid="00359079"/>
    </style:style>
    <style:style style:name="P25" style:family="paragraph" style:parent-style-name="Standard">
      <style:text-properties fo:font-weight="bold" officeooo:paragraph-rsid="002dc4c5" style:font-weight-asian="bold" style:font-weight-complex="bold"/>
    </style:style>
    <style:style style:name="P26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27" style:family="paragraph" style:parent-style-name="Standard">
      <style:text-properties fo:font-size="12pt" fo:font-weight="bold" officeooo:paragraph-rsid="002dc4c5" style:font-size-asian="12pt" style:font-weight-asian="bold" style:font-size-complex="12pt" style:font-weight-complex="bold"/>
    </style:style>
    <style:style style:name="P28" style:family="paragraph" style:parent-style-name="Standard">
      <style:text-properties fo:color="#c9211e"/>
    </style:style>
    <style:style style:name="P29" style:family="paragraph" style:parent-style-name="Standard">
      <style:text-properties fo:color="#c9211e" fo:font-weight="bold" officeooo:paragraph-rsid="002dc4c5" fo:background-color="#ffff00" style:font-weight-asian="bold" style:font-weight-complex="bold"/>
    </style:style>
    <style:style style:name="P30" style:family="paragraph" style:parent-style-name="Standard">
      <style:text-properties fo:color="#c9211e" fo:font-weight="bold" officeooo:paragraph-rsid="002dc4c5" fo:background-color="#ffff00" style:font-weight-asian="bold" style:font-weight-complex="bold"/>
    </style:style>
    <style:style style:name="P31" style:family="paragraph" style:parent-style-name="Standard">
      <style:text-properties fo:color="#c9211e" officeooo:paragraph-rsid="002dc4c5"/>
    </style:style>
    <style:style style:name="P32" style:family="paragraph" style:parent-style-name="Standard">
      <style:text-properties fo:color="#c9211e" fo:font-size="14pt" fo:font-weight="bold" officeooo:paragraph-rsid="002dc4c5" style:font-size-asian="14pt" style:font-weight-asian="bold" style:font-size-complex="14pt" style:font-weight-complex="bold"/>
    </style:style>
    <style:style style:name="P33" style:family="paragraph" style:parent-style-name="Standard">
      <style:text-properties fo:color="#c9211e" fo:font-size="16pt" fo:font-weight="bold" style:font-size-asian="16pt" style:font-weight-asian="bold" style:font-size-complex="16pt" style:font-weight-complex="bold"/>
    </style:style>
    <style:style style:name="P34" style:family="paragraph" style:parent-style-name="Standard">
      <style:text-properties officeooo:paragraph-rsid="002dc4c5"/>
    </style:style>
    <style:style style:name="P35" style:family="paragraph" style:parent-style-name="Standard">
      <style:text-properties officeooo:paragraph-rsid="0037c748"/>
    </style:style>
    <style:style style:name="P36" style:family="paragraph" style:parent-style-name="Standard">
      <style:text-properties officeooo:paragraph-rsid="00399828"/>
    </style:style>
    <style:style style:name="P37" style:family="paragraph" style:parent-style-name="Standard">
      <style:text-properties officeooo:paragraph-rsid="003c41b9"/>
    </style:style>
    <style:style style:name="T1" style:family="text">
      <style:text-properties officeooo:rsid="00175759"/>
    </style:style>
    <style:style style:name="T2" style:family="text">
      <style:text-properties officeooo:rsid="00183983"/>
    </style:style>
    <style:style style:name="T3" style:family="text">
      <style:text-properties fo:font-size="12pt" fo:font-weight="bold" officeooo:rsid="0016f143" style:font-size-asian="12pt" style:font-weight-asian="bold" style:font-size-complex="12pt" style:font-weight-complex="bold"/>
    </style:style>
    <style:style style:name="T4" style:family="text">
      <style:text-properties fo:font-size="12pt" fo:font-weight="bold" officeooo:rsid="00189cb3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183983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19f40c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217f6a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21806c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219b1e" style:font-size-asian="12pt" style:font-weight-asian="bold" style:font-size-complex="12pt" style:font-weight-complex="bold"/>
    </style:style>
    <style:style style:name="T10" style:family="text">
      <style:text-properties fo:font-size="12pt" fo:font-weight="bold" officeooo:rsid="0015b34a" style:font-size-asian="12pt" style:font-weight-asian="bold" style:font-size-complex="12pt" style:font-weight-complex="bold"/>
    </style:style>
    <style:style style:name="T11" style:family="text">
      <style:text-properties fo:font-size="12pt" fo:font-weight="bold" officeooo:rsid="00163198" style:font-size-asian="12pt" style:font-weight-asian="bold" style:font-size-complex="12pt" style:font-weight-complex="bold"/>
    </style:style>
    <style:style style:name="T12" style:family="text">
      <style:text-properties fo:font-size="12pt" fo:font-weight="bold" officeooo:rsid="001a5a03" style:font-size-asian="12pt" style:font-weight-asian="bold" style:font-size-complex="12pt" style:font-weight-complex="bold"/>
    </style:style>
    <style:style style:name="T13" style:family="text">
      <style:text-properties fo:font-size="12pt" fo:font-weight="bold" officeooo:rsid="001acdbd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1cc55f" style:font-size-asian="12pt" style:font-weight-asian="bold" style:font-size-complex="12pt" style:font-weight-complex="bold"/>
    </style:style>
    <style:style style:name="T15" style:family="text">
      <style:text-properties fo:font-size="12pt" fo:font-weight="bold" officeooo:rsid="001db4f2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1f6bc9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2126a6" style:font-size-asian="12pt" style:font-weight-asian="bold" style:font-size-complex="12pt" style:font-weight-complex="bold"/>
    </style:style>
    <style:style style:name="T18" style:family="text">
      <style:text-properties fo:font-size="12pt" fo:font-weight="bold" officeooo:rsid="003652c1" style:font-size-asian="12pt" style:font-weight-asian="bold" style:font-size-complex="12pt" style:font-weight-complex="bold"/>
    </style:style>
    <style:style style:name="T19" style:family="text">
      <style:text-properties fo:font-size="12pt" fo:font-weight="bold" officeooo:rsid="0037c748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3e1a87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3e834b" style:font-size-asian="12pt" style:font-weight-asian="bold" style:font-size-complex="12pt" style:font-weight-complex="bold"/>
    </style:style>
    <style:style style:name="T22" style:family="text">
      <style:text-properties fo:font-size="12pt" fo:font-weight="bold" officeooo:rsid="0016f143" fo:background-color="#ffff00" loext:char-shading-value="0" style:font-size-asian="12pt" style:font-weight-asian="bold" style:font-size-complex="12pt" style:font-weight-complex="bold"/>
    </style:style>
    <style:style style:name="T23" style:family="text">
      <style:text-properties fo:font-size="12pt" fo:font-weight="bold" officeooo:rsid="00183983" fo:background-color="#ffff00" loext:char-shading-value="0" style:font-size-asian="12pt" style:font-weight-asian="bold" style:font-size-complex="12pt" style:font-weight-complex="bold"/>
    </style:style>
    <style:style style:name="T24" style:family="text">
      <style:text-properties officeooo:rsid="001cfb03"/>
    </style:style>
    <style:style style:name="T25" style:family="text">
      <style:text-properties fo:font-weight="bold" fo:background-color="#ffbf00" loext:char-shading-value="0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color="#c9211e" officeooo:rsid="0016f143"/>
    </style:style>
    <style:style style:name="T28" style:family="text">
      <style:text-properties fo:color="#c9211e" fo:font-size="14pt" fo:font-weight="bold" style:font-size-asian="14pt" style:font-weight-asian="bold" style:font-size-complex="14pt" style:font-weight-complex="bold"/>
    </style:style>
    <style:style style:name="T29" style:family="text">
      <style:text-properties fo:color="#c9211e" fo:font-size="14pt" fo:font-weight="bold" officeooo:rsid="000a79f1" style:font-size-asian="14pt" style:font-weight-asian="bold" style:font-size-complex="14pt" style:font-weight-complex="bold"/>
    </style:style>
    <style:style style:name="T30" style:family="text">
      <style:text-properties fo:color="#c9211e" fo:font-size="14pt" fo:font-weight="bold" officeooo:rsid="00080c54" style:font-size-asian="14pt" style:font-weight-asian="bold" style:font-size-complex="14pt" style:font-weight-complex="bold"/>
    </style:style>
    <style:style style:name="T31" style:family="text">
      <style:text-properties fo:font-size="14pt" fo:font-weight="bold" style:font-size-asian="14pt" style:font-weight-asian="bold" style:font-size-complex="14pt" style:font-weight-complex="bold"/>
    </style:style>
    <style:style style:name="T32" style:family="text">
      <style:text-properties fo:font-size="14pt" fo:font-weight="bold" officeooo:rsid="0029676e" style:font-size-asian="14pt" style:font-weight-asian="bold" style:font-size-complex="14pt" style:font-weight-complex="bold"/>
    </style:style>
    <style:style style:name="T33" style:family="text">
      <style:text-properties fo:font-size="14pt" fo:font-weight="bold" officeooo:rsid="00279209" style:font-size-asian="14pt" style:font-weight-asian="bold" style:font-size-complex="14pt" style:font-weight-complex="bold"/>
    </style:style>
    <style:style style:name="T34" style:family="text">
      <style:text-properties fo:font-size="14pt" fo:font-weight="bold" officeooo:rsid="0028e605" style:font-size-asian="14pt" style:font-weight-asian="bold" style:font-size-complex="14pt" style:font-weight-complex="bold"/>
    </style:style>
    <style:style style:name="T35" style:family="text">
      <style:text-properties fo:font-size="14pt" fo:font-weight="bold" officeooo:rsid="002c0d12" style:font-size-asian="14pt" style:font-weight-asian="bold" style:font-size-complex="14pt" style:font-weight-complex="bold"/>
    </style:style>
    <style:style style:name="T36" style:family="text">
      <style:text-properties fo:font-size="14pt" fo:font-weight="bold" officeooo:rsid="00080c54" style:font-size-asian="14pt" style:font-weight-asian="bold" style:font-size-complex="14pt" style:font-weight-complex="bold"/>
    </style:style>
    <style:style style:name="T37" style:family="text">
      <style:text-properties officeooo:rsid="0016f143"/>
    </style:style>
    <style:style style:name="T38" style:family="text">
      <style:text-properties fo:background-color="#e8f2a1" loext:char-shading-value="0"/>
    </style:style>
    <style:style style:name="T39" style:family="text">
      <style:text-properties officeooo:rsid="003c66e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Master Inox Slotmachine Werkzeugtest:</text:p>
      <text:p text:style-name="P9">Werkzeug: HAM Slotmachine Durchmesser 12mm</text:p>
      <text:p text:style-name="P9">Spannung: Weldon Spannfutter</text:p>
      <text:p text:style-name="P9">Kühlung: Außen und Innen Kühlung</text:p>
      <text:p text:style-name="P9">ap=1xD</text:p>
      <text:p text:style-name="P9">ae=1xD</text:p>
      <text:p text:style-name="P9">VC=100m/min</text:p>
      <text:p text:style-name="P9">FZ=0,07</text:p>
      <text:p text:style-name="P9">Z=5</text:p>
      <text:p text:style-name="P9">1x Vollnut=200mm<text:bookmark text:name="_GoBack"/> Standweg</text:p>
      <text:p text:style-name="P9">Material: 1.4301</text:p>
      <text:p text:style-name="Standard"/>
      <text:p text:style-name="Standard">Vorgehen:1x Vollnut fräsen, Verschleiß messen und dokumentieren. Dann alle 2m Standweg Verschleiß messen und dokumentieren bis 0,2mm Verschleiß erreicht sind. Dann wird das Werkzeug bis zum Bruch gefahren. Alle 7 Vollnuten werden die Stege die stehen bleiben mit einem anderen Schaftfräser weggefräst und 0,5mm mit einem Messerkopf Plan gefräst. </text:p>
      <text:p text:style-name="Standard"/>
      <text:p text:style-name="Standard"/>
      <text:p text:style-name="Standard">1x Vollnut 200mm Standweg</text:p>
      <text:p text:style-name="Standard">Start: 15:57</text:p>
      <text:p text:style-name="Standard">Ende: 15:58</text:p>
      <text:p text:style-name="Standard"/>
      <text:p text:style-name="Standard">6x Vollnut 200mm Standweg</text:p>
      <text:p text:style-name="Standard">Start: 16:30</text:p>
      <text:p text:style-name="Standard">Ende: 16:31 Fräser abgebrochen.</text:p>
      <text:p text:style-name="Standard"/>
      <text:p text:style-name="P12">13.12.2019</text:p>
      <text:p text:style-name="Standard"/>
      <text:p text:style-name="Standard"/>
      <text:p text:style-name="Standard">1x Vollnut 200mm Standweg</text:p>
      <text:p text:style-name="Standard">Start: 07:58</text:p>
      <text:p text:style-name="Standard">Ende: 07:59</text:p>
      <text:p text:style-name="Standard"/>
      <text:p text:style-name="Standard"/>
      <text:p text:style-name="Standard">4x Vollnut 200mm Standweg</text:p>
      <text:p text:style-name="Standard">Start: 08:29</text:p>
      <text:p text:style-name="Standard"><text:soft-page-break/>Ende: 08:31</text:p>
      <text:p text:style-name="P15">Fräser abgebrochen.</text:p>
      <text:p text:style-name="P1"/>
      <text:p text:style-name="P1"/>
      <text:p text:style-name="P2">VC=80m/min, fz=0,05, Z=5</text:p>
      <text:p text:style-name="Standard">1x Vollnut 200mm Standweg</text:p>
      <text:p text:style-name="Standard">Start= 11:45</text:p>
      <text:p text:style-name="Standard">Ende= 11:46</text:p>
      <text:p text:style-name="Standard"/>
      <text:p text:style-name="Standard">6x Vollnut 200mm Standweg</text:p>
      <text:p text:style-name="Standard">Start=12:03</text:p>
      <text:p text:style-name="Standard">Ende= 12:05</text:p>
      <text:p text:style-name="Standard"/>
      <text:p text:style-name="Standard"/>
      <text:p text:style-name="Standard">3x Vollnut 200mm Standweg</text:p>
      <text:p text:style-name="Standard">Start: 13:29</text:p>
      <text:p text:style-name="Standard">Ende: 13:30</text:p>
      <text:p text:style-name="Standard"/>
      <text:p text:style-name="Standard"/>
      <text:p text:style-name="Standard">6x Vollnut 200mm Standweg</text:p>
      <text:p text:style-name="Standard">Start: 14:24</text:p>
      <text:p text:style-name="Standard">Ende: 14:27</text:p>
      <text:p text:style-name="Standard"/>
      <text:p text:style-name="Standard">1x Vollnut 200mm Standweg</text:p>
      <text:p text:style-name="Standard">Start: 15:14</text:p>
      <text:p text:style-name="Standard">Ende: 15:15</text:p>
      <text:p text:style-name="Standard"/>
      <text:p text:style-name="Standard">7x Vollnut 200mm Standweg</text:p>
      <text:p text:style-name="Standard">Start: 15:25</text:p>
      <text:p text:style-name="Standard">Ende: 15:29</text:p>
      <text:p text:style-name="Standard"/>
      <text:p text:style-name="P1"/>
      <text:p text:style-name="P13">19.12.2019</text:p>
      <text:p text:style-name="Standard">Fahren bis zum Werkzeugbruch</text:p>
      <text:p text:style-name="Standard">7x Vollnut 200mm Standweg</text:p>
      <text:p text:style-name="Standard"><text:soft-page-break/>Start: 08:55</text:p>
      <text:p text:style-name="Standard">Ende: 08:59</text:p>
      <text:p text:style-name="Standard"/>
      <text:p text:style-name="Standard"/>
      <text:p text:style-name="Standard">7x Vollnut 200mm Standweg</text:p>
      <text:p text:style-name="Standard">Start: 09:10</text:p>
      <text:p text:style-name="Standard">Ende: 09:14</text:p>
      <text:p text:style-name="Standard"/>
      <text:p text:style-name="Standard"/>
      <text:p text:style-name="Standard">7x Vollnut 200mm Standweg</text:p>
      <text:p text:style-name="Standard">Start: 09:23</text:p>
      <text:p text:style-name="Standard">Ende: 09:27</text:p>
      <text:p text:style-name="Standard"/>
      <text:p text:style-name="Standard"/>
      <text:p text:style-name="Standard">7x Vollnut 200mm Standweg</text:p>
      <text:p text:style-name="Standard">Start: 09:34</text:p>
      <text:p text:style-name="Standard">Ende: 09:38</text:p>
      <text:p text:style-name="Standard"/>
      <text:p text:style-name="Standard"/>
      <text:p text:style-name="Standard">7x Vollnut 200mm Standweg</text:p>
      <text:p text:style-name="Standard">Start: 10:02</text:p>
      <text:p text:style-name="Standard">Ende: 10:06</text:p>
      <text:p text:style-name="Standard"/>
      <text:p text:style-name="Standard"/>
      <text:p text:style-name="Standard">7x Vollnut 200mm Standweg</text:p>
      <text:p text:style-name="Standard">Start: 10:15</text:p>
      <text:p text:style-name="Standard">Ende: 10:19</text:p>
      <text:p text:style-name="Standard"/>
      <text:p text:style-name="Standard"/>
      <text:p text:style-name="Standard">7x Vollnut 200mm Standweg</text:p>
      <text:p text:style-name="Standard">Start: 10:32</text:p>
      <text:p text:style-name="Standard">Ende:10:36</text:p>
      <text:p text:style-name="Standard"/>
      <text:p text:style-name="Standard"/>
      <text:p text:style-name="Standard">7x Vollnut 200mm Standweg</text:p>
      <text:p text:style-name="Standard"><text:soft-page-break/>Start: 10:44</text:p>
      <text:p text:style-name="Standard">Ende: 10:48</text:p>
      <text:p text:style-name="Standard"/>
      <text:p text:style-name="Standard"/>
      <text:p text:style-name="Standard">7x Vollnut 200mm Standweg</text:p>
      <text:p text:style-name="Standard">Start: 10:56</text:p>
      <text:p text:style-name="Standard">Ende: 11:00</text:p>
      <text:p text:style-name="Standard"/>
      <text:p text:style-name="Standard"/>
      <text:p text:style-name="Standard">7x Vollnut 200mm Standweg</text:p>
      <text:p text:style-name="Standard">Start: 11:08</text:p>
      <text:p text:style-name="Standard">Ende: 11:12</text:p>
      <text:p text:style-name="Standard"/>
      <text:p text:style-name="Standard"/>
      <text:p text:style-name="Standard">7x Vollnut 200mm Standweg</text:p>
      <text:p text:style-name="Standard">Start: 11:21</text:p>
      <text:p text:style-name="Standard">Ende: 11:25</text:p>
      <text:p text:style-name="Standard">7x Vollnut 200mm Standweg</text:p>
      <text:p text:style-name="Standard">Start: 11:43</text:p>
      <text:p text:style-name="Standard">Ende:11:47</text:p>
      <text:p text:style-name="Standard"/>
      <text:p text:style-name="Standard"/>
      <text:p text:style-name="Standard">7x Vollnut 200mm Standweg</text:p>
      <text:p text:style-name="Standard">Start: 12:10</text:p>
      <text:p text:style-name="Standard">Ende: 12:14</text:p>
      <text:p text:style-name="Standard"/>
      <text:p text:style-name="Standard"/>
      <text:p text:style-name="Standard">7x Vollnut 200mm Standweg</text:p>
      <text:p text:style-name="Standard">Start: 12:21</text:p>
      <text:p text:style-name="Standard">Ende: 12:25</text:p>
      <text:p text:style-name="Standard"/>
      <text:p text:style-name="Standard"/>
      <text:p text:style-name="Standard">7x Vollnut 200mm Standweg</text:p>
      <text:p text:style-name="Standard">Start: 12:35</text:p>
      <text:p text:style-name="Standard">Ende: 12:39</text:p>
      <text:p text:style-name="Standard"><text:soft-page-break/></text:p>
      <text:p text:style-name="Standard"/>
      <text:p text:style-name="Standard">7x Vollnut 200mm Standweg</text:p>
      <text:p text:style-name="Standard">Start: 12:46</text:p>
      <text:p text:style-name="Standard">Ende: 12:50</text:p>
      <text:p text:style-name="Standard">Spindelauslastung= 31%</text:p>
      <text:p text:style-name="Standard"/>
      <text:p text:style-name="Standard"/>
      <text:p text:style-name="Standard">7x Vollnut 200mm Standweg</text:p>
      <text:p text:style-name="Standard">Start: 13:43</text:p>
      <text:p text:style-name="Standard">Ende: 13:47</text:p>
      <text:p text:style-name="Standard"/>
      <text:p text:style-name="Standard"/>
      <text:p text:style-name="Standard">7x Vollnut 200mm Standweg</text:p>
      <text:p text:style-name="Standard">Start: 13:56</text:p>
      <text:p text:style-name="Standard">Ende: 14:00</text:p>
      <text:p text:style-name="Standard"/>
      <text:p text:style-name="Standard"/>
      <text:p text:style-name="Standard">7x Vollnut 200mm Standweg</text:p>
      <text:p text:style-name="Standard">Start: 14:13</text:p>
      <text:p text:style-name="Standard">Ende: 14:17</text:p>
      <text:p text:style-name="Standard"/>
      <text:p text:style-name="Standard"/>
      <text:p text:style-name="Standard">7x Vollnut 200mm Standweg</text:p>
      <text:p text:style-name="Standard">Start: 14:37</text:p>
      <text:p text:style-name="Standard">Ende: 14:41</text:p>
      <text:p text:style-name="Standard"/>
      <text:p text:style-name="Standard"/>
      <text:p text:style-name="Standard">7x Vollnut 200mm Standweg</text:p>
      <text:p text:style-name="Standard">Start: 15:14</text:p>
      <text:p text:style-name="Standard">Ende: 15:18</text:p>
      <text:p text:style-name="Standard"/>
      <text:p text:style-name="Standard"/>
      <text:p text:style-name="Standard">7x Vollnut 200mm Standweg</text:p>
      <text:p text:style-name="Standard"><text:soft-page-break/>Start: 15:29<text:line-break/>Ende: 15:33</text:p>
      <text:p text:style-name="Standard"/>
      <text:p text:style-name="Standard"/>
      <text:p text:style-name="Standard">7x Vollnut 200mm Standweg</text:p>
      <text:p text:style-name="Standard">Start: 15:41</text:p>
      <text:p text:style-name="Standard">Ende: 15:45</text:p>
      <text:p text:style-name="Standard"/>
      <text:p text:style-name="Standard"/>
      <text:p text:style-name="Standard">7x Vollnut 200mm Standweg</text:p>
      <text:p text:style-name="Standard">Start: 15:56</text:p>
      <text:p text:style-name="P17">Ende:15:57 <text:span text:style-name="T25">Fräser abgebrochen.</text:span></text:p>
      <text:p text:style-name="Standard"/>
      <text:p text:style-name="Standard"/>
      <text:p text:style-name="Standard"/>
      <text:p text:style-name="P16">Werkzeug: Hofmann und Vratny Slotmachine Durchmesser 12mm, Z5</text:p>
      <text:p text:style-name="P16">Spannung: Weldon Spannfutter</text:p>
      <text:p text:style-name="P16">Kühlung: Außen und Innen Kühlung</text:p>
      <text:p text:style-name="P16">ap=1xD</text:p>
      <text:p text:style-name="P16">ae=1xD</text:p>
      <text:p text:style-name="P16">VC=80m/min</text:p>
      <text:p text:style-name="P16">FZ=0,05</text:p>
      <text:p text:style-name="Standard"/>
      <text:p text:style-name="P33">06.01.20<text:span text:style-name="T24">20</text:span></text:p>
      <text:p text:style-name="P3">[3]</text:p>
      <text:p text:style-name="Standard">1x Vollnut</text:p>
      <text:p text:style-name="Standard">Start: 07:24</text:p>
      <text:p text:style-name="Standard">Ende: 07:24</text:p>
      <text:p text:style-name="Standard"/>
      <text:p text:style-name="P3">[5]</text:p>
      <text:p text:style-name="Standard">6x Vollnut</text:p>
      <text:p text:style-name="Standard">Start: 07:56</text:p>
      <text:p text:style-name="Standard">Ende: 07:59</text:p>
      <text:p text:style-name="Standard"/>
      <text:p text:style-name="P4"><text:soft-page-break/>[<text:span text:style-name="T1">9</text:span>]</text:p>
      <text:p text:style-name="Standard">3x Vollnut</text:p>
      <text:p text:style-name="Standard">Start: 08:19</text:p>
      <text:p text:style-name="Standard">Ende: 08:21</text:p>
      <text:p text:style-name="Standard"/>
      <text:p text:style-name="P4">[<text:span text:style-name="T1">11</text:span>]</text:p>
      <text:p text:style-name="Standard">4x Vollnut</text:p>
      <text:p text:style-name="Standard">Start: 08:38</text:p>
      <text:p text:style-name="Standard">Ende: 08:40</text:p>
      <text:p text:style-name="Standard"/>
      <text:p text:style-name="P5">[<text:span text:style-name="T1">15</text:span>]</text:p>
      <text:p text:style-name="Standard">6x Vollnut</text:p>
      <text:p text:style-name="Standard">Start: 08:51</text:p>
      <text:p text:style-name="Standard">Ende: 08:54</text:p>
      <text:p text:style-name="Standard"/>
      <text:p text:style-name="P5">[<text:span text:style-name="T1">17</text:span>]</text:p>
      <text:p text:style-name="Standard">1x Vollnut</text:p>
      <text:p text:style-name="Standard">Start: 09:16</text:p>
      <text:p text:style-name="Standard">Ende: 09:17</text:p>
      <text:p text:style-name="Standard"/>
      <text:p text:style-name="P5">[<text:span text:style-name="T2">21</text:span>]</text:p>
      <text:p text:style-name="Standard">7x Vollnut</text:p>
      <text:p text:style-name="Standard">Start: 09:27</text:p>
      <text:p text:style-name="Standard">Ende: 09:30 </text:p>
      <text:p text:style-name="P5"/>
      <text:p text:style-name="P5">[<text:span text:style-name="T2">25</text:span>]</text:p>
      <text:p text:style-name="Standard">2x Vollnut</text:p>
      <text:p text:style-name="Standard">Start: 09:48</text:p>
      <text:p text:style-name="Standard">Ende: 09:48</text:p>
      <text:p text:style-name="Standard"/>
      <text:p text:style-name="P5">[<text:span text:style-name="T2">26</text:span>]</text:p>
      <text:p text:style-name="Standard">5x Vollnut</text:p>
      <text:p text:style-name="Standard">Start: 10:05</text:p>
      <text:p text:style-name="Standard">Ende: 10:07</text:p>
      <text:p text:style-name="Standard"><text:soft-page-break/></text:p>
      <text:p text:style-name="P6"><text:span text:style-name="T3">[</text:span><text:span text:style-name="T5">3</text:span><text:span text:style-name="T4">1</text:span><text:span text:style-name="T3">]</text:span></text:p>
      <text:p text:style-name="Standard">5x Vollnut</text:p>
      <text:p text:style-name="Standard">Start: 12:35</text:p>
      <text:p text:style-name="Standard">Ende: 12:37</text:p>
      <text:p text:style-name="Standard"/>
      <text:p text:style-name="P7"><text:span text:style-name="T3">[</text:span><text:span text:style-name="T5">3</text:span><text:span text:style-name="T6">2</text:span><text:span text:style-name="T3">]</text:span></text:p>
      <text:p text:style-name="Standard">2x Vollnut</text:p>
      <text:p text:style-name="Standard">Start: 12:56</text:p>
      <text:p text:style-name="Standard">Ende: 12:57</text:p>
      <text:p text:style-name="Standard"/>
      <text:p text:style-name="P7"><text:span text:style-name="T3">[</text:span><text:span text:style-name="T5">3</text:span><text:span text:style-name="T6">6</text:span><text:span text:style-name="T3">]</text:span></text:p>
      <text:p text:style-name="Standard">7x Vollnut</text:p>
      <text:p text:style-name="Standard">Start: 16:16</text:p>
      <text:p text:style-name="Standard">Ende: 16:19</text:p>
      <text:p text:style-name="P8">Noch 1x Vollnut dann haben wir 10m Standweg.</text:p>
      <text:p text:style-name="Standard"/>
      <text:p text:style-name="P28"><text:span text:style-name="T31">07.01.20</text:span><text:span text:style-name="T32">20</text:span></text:p>
      <text:p text:style-name="P10"><text:span text:style-name="T3">[</text:span><text:span text:style-name="T5">3</text:span><text:span text:style-name="T3">]</text:span></text:p>
      <text:p text:style-name="Standard">1x Vollnut</text:p>
      <text:p text:style-name="Standard">Start: 06:48</text:p>
      <text:p text:style-name="Standard">Ende: 06:49</text:p>
      <text:p text:style-name="P8">0,2mm Verschleiß erreicht nach 10m Standweg, ab jetzt fahren bis zum Werkzeugbruch.</text:p>
      <text:p text:style-name="Standard"/>
      <text:p text:style-name="P11"><text:span text:style-name="T3">[</text:span><text:span text:style-name="T7">4</text:span><text:span text:style-name="T3">]</text:span></text:p>
      <text:p text:style-name="Standard">6x Vollnut</text:p>
      <text:p text:style-name="Standard">Start: 07:05</text:p>
      <text:p text:style-name="Standard">Ende: 07:09</text:p>
      <text:p text:style-name="Standard"/>
      <text:p text:style-name="P11"><text:span text:style-name="T3">[</text:span><text:span text:style-name="T8">9</text:span><text:span text:style-name="T3">]</text:span></text:p>
      <text:p text:style-name="Standard">7x Vollnut</text:p>
      <text:p text:style-name="Standard">Start: 07:28</text:p>
      <text:p text:style-name="Standard">Ende: 07:32</text:p>
      <text:p text:style-name="Standard"/>
      <text:p text:style-name="P11"><text:soft-page-break/><text:span text:style-name="T3">[</text:span><text:span text:style-name="T8">1</text:span><text:span text:style-name="T5">3</text:span><text:span text:style-name="T3">]</text:span></text:p>
      <text:p text:style-name="Standard">7x Vollnut</text:p>
      <text:p text:style-name="Standard">Start: 07:42</text:p>
      <text:p text:style-name="Standard">Ende: 07:45</text:p>
      <text:p text:style-name="Standard"/>
      <text:p text:style-name="P11"><text:span text:style-name="T3">[</text:span><text:span text:style-name="T8">17</text:span><text:span text:style-name="T3">]</text:span></text:p>
      <text:p text:style-name="Standard">7x Vollnut</text:p>
      <text:p text:style-name="Standard">Start: 08:06</text:p>
      <text:p text:style-name="Standard">Ende: 08:10</text:p>
      <text:p text:style-name="Standard"/>
      <text:p text:style-name="P14"><text:span text:style-name="T3">[</text:span><text:span text:style-name="T5">2</text:span><text:span text:style-name="T8">1</text:span><text:span text:style-name="T3">]</text:span></text:p>
      <text:p text:style-name="Standard">7x Vollnut</text:p>
      <text:p text:style-name="Standard">Start: 08:25</text:p>
      <text:p text:style-name="Standard">Ende: 08:28</text:p>
      <text:p text:style-name="Standard"/>
      <text:p text:style-name="P11"><text:span text:style-name="T3">[</text:span><text:span text:style-name="T8">2</text:span><text:span text:style-name="T5">3</text:span><text:span text:style-name="T3">]</text:span></text:p>
      <text:p text:style-name="Standard">7x Vollnut</text:p>
      <text:p text:style-name="Standard">Start: 08:46</text:p>
      <text:p text:style-name="Standard">Ende: 08:49</text:p>
      <text:p text:style-name="Standard"/>
      <text:p text:style-name="P11"><text:span text:style-name="T3">[</text:span><text:span text:style-name="T8">27</text:span><text:span text:style-name="T3">]</text:span></text:p>
      <text:p text:style-name="Standard">7x Vollnut</text:p>
      <text:p text:style-name="Standard">Start: 08:59</text:p>
      <text:p text:style-name="Standard">Ende: 09:03</text:p>
      <text:p text:style-name="Standard"/>
      <text:p text:style-name="P14"><text:span text:style-name="T3">[</text:span><text:span text:style-name="T5">3</text:span><text:span text:style-name="T8">1</text:span><text:span text:style-name="T3">]</text:span></text:p>
      <text:p text:style-name="Standard">7x Vollnut</text:p>
      <text:p text:style-name="Standard">Start: 09:13</text:p>
      <text:p text:style-name="Standard">Ende: 09:17</text:p>
      <text:p text:style-name="Standard"/>
      <text:p text:style-name="P11"><text:span text:style-name="T3">[</text:span><text:span text:style-name="T5">3</text:span><text:span text:style-name="T8">5</text:span><text:span text:style-name="T3">]</text:span></text:p>
      <text:p text:style-name="Standard">7x Vollnut</text:p>
      <text:p text:style-name="Standard">Start: 09:31</text:p>
      <text:p text:style-name="Standard">Ende: 09:35</text:p>
      <text:p text:style-name="Standard"><text:soft-page-break/></text:p>
      <text:p text:style-name="P11"><text:span text:style-name="T3">[</text:span><text:span text:style-name="T5">3</text:span><text:span text:style-name="T8">9</text:span><text:span text:style-name="T3">]</text:span></text:p>
      <text:p text:style-name="Standard">7x Vollnut</text:p>
      <text:p text:style-name="Standard">Start: 09:46</text:p>
      <text:p text:style-name="Standard">Ende: 09:50</text:p>
      <text:p text:style-name="Standard"/>
      <text:p text:style-name="P11"><text:span text:style-name="T3">[</text:span><text:span text:style-name="T8">44</text:span><text:span text:style-name="T3">]</text:span></text:p>
      <text:p text:style-name="Standard">7x Vollnut</text:p>
      <text:p text:style-name="Standard">Start: 10:19</text:p>
      <text:p text:style-name="Standard">Ende: 10:23</text:p>
      <text:p text:style-name="Standard"/>
      <text:p text:style-name="P14"><text:span text:style-name="T3">[</text:span><text:span text:style-name="T5">4</text:span><text:span text:style-name="T8">8</text:span><text:span text:style-name="T3">]</text:span></text:p>
      <text:p text:style-name="Standard">7x Vollnut</text:p>
      <text:p text:style-name="Standard">Start: 10:39</text:p>
      <text:p text:style-name="Standard">Ende: 10:45</text:p>
      <text:p text:style-name="Standard"/>
      <text:p text:style-name="P14"><text:span text:style-name="T3">[</text:span><text:span text:style-name="T5">5</text:span><text:span text:style-name="T8">2</text:span><text:span text:style-name="T3">]</text:span></text:p>
      <text:p text:style-name="Standard">7x Vollnut</text:p>
      <text:p text:style-name="Standard">Start: 10:56</text:p>
      <text:p text:style-name="Standard">Ende: 10:59</text:p>
      <text:p text:style-name="Standard"/>
      <text:p text:style-name="P14"><text:span text:style-name="T3">[</text:span><text:span text:style-name="T5">5</text:span><text:span text:style-name="T8">6</text:span><text:span text:style-name="T3">]</text:span></text:p>
      <text:p text:style-name="Standard">7x Vollnut</text:p>
      <text:p text:style-name="Standard">Start: 11:24</text:p>
      <text:p text:style-name="Standard">Ende: 11:27</text:p>
      <text:p text:style-name="Standard"/>
      <text:p text:style-name="P11"><text:span text:style-name="T3">[</text:span><text:span text:style-name="T9">60</text:span><text:span text:style-name="T3">]</text:span></text:p>
      <text:p text:style-name="Standard">7x Vollnut</text:p>
      <text:p text:style-name="Standard">Start: 11:38</text:p>
      <text:p text:style-name="Standard">Ende: 11:41</text:p>
      <text:p text:style-name="Standard"/>
      <text:p text:style-name="P14"><text:span text:style-name="T3">[</text:span><text:span text:style-name="T5">6</text:span><text:span text:style-name="T9">4</text:span><text:span text:style-name="T3">]</text:span></text:p>
      <text:p text:style-name="Standard">7x Vollnut</text:p>
      <text:p text:style-name="Standard">Start: 11:58</text:p>
      <text:p text:style-name="Standard"><text:soft-page-break/>Ende: 12:02</text:p>
      <text:p text:style-name="Standard"/>
      <text:p text:style-name="P14"><text:span text:style-name="T3">[</text:span><text:span text:style-name="T5">6</text:span><text:span text:style-name="T9">8</text:span><text:span text:style-name="T3">]</text:span></text:p>
      <text:p text:style-name="Standard">7x Vollnut</text:p>
      <text:p text:style-name="Standard">Start: 12:18</text:p>
      <text:p text:style-name="Standard">Ende: 12:21</text:p>
      <text:p text:style-name="Standard"/>
      <text:p text:style-name="P14"><text:span text:style-name="T3">[</text:span><text:span text:style-name="T5">7</text:span><text:span text:style-name="T9">2</text:span><text:span text:style-name="T3">]</text:span></text:p>
      <text:p text:style-name="Standard">7x Vollnut</text:p>
      <text:p text:style-name="Standard">Start: 12:51</text:p>
      <text:p text:style-name="Standard">Ende: 12:54</text:p>
      <text:p text:style-name="Standard"/>
      <text:p text:style-name="P14"><text:span text:style-name="T3">[</text:span><text:span text:style-name="T5">7</text:span><text:span text:style-name="T9">6</text:span><text:span text:style-name="T3">]</text:span></text:p>
      <text:p text:style-name="Standard">7x Vollnut</text:p>
      <text:p text:style-name="Standard">Start: 13:42</text:p>
      <text:p text:style-name="Standard">Ende: 13:45</text:p>
      <text:p text:style-name="Standard"/>
      <text:p text:style-name="Standard"/>
      <text:p text:style-name="P11"><text:span text:style-name="T3">[</text:span><text:span text:style-name="T9">80</text:span><text:span text:style-name="T3">]</text:span></text:p>
      <text:p text:style-name="Standard">7x Vollnut</text:p>
      <text:p text:style-name="Standard">Start: 14:00</text:p>
      <text:p text:style-name="Standard">Ende: 14:03</text:p>
      <text:p text:style-name="Standard"/>
      <text:p text:style-name="P14"><text:span text:style-name="T3">[</text:span><text:span text:style-name="T5">8</text:span><text:span text:style-name="T9">4</text:span><text:span text:style-name="T3">]</text:span></text:p>
      <text:p text:style-name="Standard">7x Vollnut</text:p>
      <text:p text:style-name="Standard">Start: 14:15</text:p>
      <text:p text:style-name="Standard">Ende: 14:18</text:p>
      <text:p text:style-name="Standard"/>
      <text:p text:style-name="P11"><text:span text:style-name="T3">[</text:span><text:span text:style-name="T9">88</text:span><text:span text:style-name="T3">]</text:span></text:p>
      <text:p text:style-name="Standard">7x Vollnut</text:p>
      <text:p text:style-name="Standard">Start: 14:30</text:p>
      <text:p text:style-name="Standard">Ende: 14:33</text:p>
      <text:p text:style-name="Standard"/>
      <text:p text:style-name="P11"><text:span text:style-name="T3">[</text:span><text:span text:style-name="T9">9</text:span><text:span text:style-name="T5">3</text:span><text:span text:style-name="T3">]</text:span></text:p>
      <text:p text:style-name="Standard"><text:soft-page-break/>7x Vollnut</text:p>
      <text:p text:style-name="Standard">Start: 15:04</text:p>
      <text:p text:style-name="Standard">Ende: 15:07</text:p>
      <text:p text:style-name="Standard"/>
      <text:p text:style-name="Standard">215 Nuten!!</text:p>
      <text:p text:style-name="Standard"/>
      <text:p text:style-name="Standard"/>
      <text:p text:style-name="P34"><text:span text:style-name="T38">Master Inox Slotmachine Werkzeugtest:</text:span></text:p>
      <text:p text:style-name="P21">Werkzeug: HAM Slotmachine Durchmesser 12mm</text:p>
      <text:p text:style-name="P21">Spannung: Weldon Spannfutter</text:p>
      <text:p text:style-name="P21">Kühlung: Außen und Innen Kühlung</text:p>
      <text:p text:style-name="P21">ap=1xD</text:p>
      <text:p text:style-name="P21">ae=1xD</text:p>
      <text:p text:style-name="P21">VC=70m/min</text:p>
      <text:p text:style-name="P21">FZ=0,05</text:p>
      <text:p text:style-name="P21">Z=5 </text:p>
      <text:p text:style-name="P21">Material: 1.4571</text:p>
      <text:p text:style-name="P34">Vorgehen:1x Vollnut fräsen, Verschleiß messen und dokumentieren. Dann alle 2m Standweg Verschleiß messen und dokumentieren bis 0,2mm Verschleiß erreicht sind. Dann wird das Werkzeug bis zum Bruch gefahren. Alle 7 Vollnuten werden die Stege die stehen bleiben mit einem anderen Schaftfräser weggefräst und 0,5mm mit einem Messerkopf Plan gefräst. </text:p>
      <text:p text:style-name="P31"><text:span text:style-name="T31">08.01.20</text:span><text:span text:style-name="T33">20</text:span></text:p>
      <text:p text:style-name="P26">[1]</text:p>
      <text:p text:style-name="Standard">5x Vollnut</text:p>
      <text:p text:style-name="Standard">Start: 07:15</text:p>
      <text:p text:style-name="P22"><text:span text:style-name="T37">Ende: 07:18 Fräser </text:span><text:span text:style-name="T27">abgebrochen</text:span><text:span text:style-name="T37">.</text:span></text:p>
      <text:p text:style-name="P19"><text:span text:style-name="T3"/></text:p>
      <text:p text:style-name="P23"><text:span text:style-name="T3">[</text:span><text:span text:style-name="T5">3</text:span><text:span text:style-name="T3">]</text:span></text:p>
      <text:p text:style-name="P34"><text:bookmark text:name="_GoBack1"/>1x Vollnut 200mm Standweg</text:p>
      <text:p text:style-name="P34">Start: 08:50</text:p>
      <text:p text:style-name="P34">Ende: 08:51</text:p>
      <text:p text:style-name="P25">Verschleiß von 0,2mm erreicht. Nun wird bis zum Werkzeugbruch gefahren.</text:p>
      <text:p text:style-name="P34"/>
      <text:p text:style-name="P23"><text:span text:style-name="T3">[</text:span><text:span text:style-name="T10">4</text:span><text:span text:style-name="T3">]</text:span></text:p>
      <text:p text:style-name="P34">6x Vollnut</text:p>
      <text:p text:style-name="P34">Start: 10:20</text:p>
      <text:p text:style-name="P34"><text:soft-page-break/>Ende: 10:23</text:p>
      <text:p text:style-name="P34"/>
      <text:p text:style-name="P23"><text:span text:style-name="T3">[</text:span><text:span text:style-name="T10">7</text:span><text:span text:style-name="T3">]</text:span></text:p>
      <text:p text:style-name="P34">7x Vollnut</text:p>
      <text:p text:style-name="P34">Start: 10:38</text:p>
      <text:p text:style-name="P34">Ende: 10:42</text:p>
      <text:p text:style-name="P34"/>
      <text:p text:style-name="P23"><text:span text:style-name="T10">[11</text:span><text:span text:style-name="T3">]</text:span></text:p>
      <text:p text:style-name="P34">7x Vollnut</text:p>
      <text:p text:style-name="P34">Start: 11:07</text:p>
      <text:p text:style-name="P34">Ende: 11:11</text:p>
      <text:p text:style-name="P34"/>
      <text:p text:style-name="P34"><text:span text:style-name="T3">[</text:span><text:span text:style-name="T10">14</text:span><text:span text:style-name="T3">]</text:span></text:p>
      <text:p text:style-name="P34">7x Vollnut</text:p>
      <text:p text:style-name="P34">Start: 11:26</text:p>
      <text:p text:style-name="P34">Ende: 11:30</text:p>
      <text:p text:style-name="P34"/>
      <text:p text:style-name="P23"><text:span text:style-name="T3">[</text:span><text:span text:style-name="T10">18</text:span><text:span text:style-name="T3">]</text:span></text:p>
      <text:p text:style-name="P34">7x Vollnut</text:p>
      <text:p text:style-name="P34">Start: 11:43</text:p>
      <text:p text:style-name="P34">Ende: 11:47</text:p>
      <text:p text:style-name="P34"/>
      <text:p text:style-name="P23"><text:span text:style-name="T3">[</text:span><text:span text:style-name="T10">22</text:span><text:span text:style-name="T3">]</text:span></text:p>
      <text:p text:style-name="P34">7x Vollnut</text:p>
      <text:p text:style-name="P34">Start: 12:15</text:p>
      <text:p text:style-name="P34">Ende: 12:19</text:p>
      <text:p text:style-name="P34"/>
      <text:p text:style-name="P23"><text:span text:style-name="T3">[</text:span><text:span text:style-name="T10">26</text:span><text:span text:style-name="T3">]</text:span></text:p>
      <text:p text:style-name="P34">7x Vollnut</text:p>
      <text:p text:style-name="P34">Start: 12:37</text:p>
      <text:p text:style-name="P34">Ende: 12:40</text:p>
      <text:p text:style-name="P34"/>
      <text:p text:style-name="P23"><text:span text:style-name="T3">[</text:span><text:span text:style-name="T10">30</text:span><text:span text:style-name="T3">]</text:span></text:p>
      <text:p text:style-name="P34">7x Vollnut</text:p>
      <text:p text:style-name="P34"><text:soft-page-break/>Start: 13:42</text:p>
      <text:p text:style-name="P34">Ende: 13:46</text:p>
      <text:p text:style-name="P34"/>
      <text:p text:style-name="P23"><text:span text:style-name="T3">[</text:span><text:span text:style-name="T10">34</text:span><text:span text:style-name="T3">]</text:span></text:p>
      <text:p text:style-name="P34">7x Vollnut</text:p>
      <text:p text:style-name="P34">Start: 13:57</text:p>
      <text:p text:style-name="P34">Ende: 14:01</text:p>
      <text:p text:style-name="P34"/>
      <text:p text:style-name="P34"/>
      <text:p text:style-name="P23"><text:span text:style-name="T3">[</text:span><text:span text:style-name="T10">38</text:span><text:span text:style-name="T3">]</text:span></text:p>
      <text:p text:style-name="P34">7x Vollnut</text:p>
      <text:p text:style-name="P34">Start: 14:17</text:p>
      <text:p text:style-name="P34">Ende: 14:21</text:p>
      <text:p text:style-name="P34"/>
      <text:p text:style-name="P23"><text:span text:style-name="T3">[</text:span><text:span text:style-name="T10">42</text:span><text:span text:style-name="T3">]</text:span></text:p>
      <text:p text:style-name="P34">7x Vollnut</text:p>
      <text:p text:style-name="P34">Start: 14:31</text:p>
      <text:p text:style-name="P34">Ende: 14:35</text:p>
      <text:p text:style-name="P34"/>
      <text:p text:style-name="P34"><text:span text:style-name="T3">[</text:span><text:span text:style-name="T11">4</text:span><text:span text:style-name="T10">6</text:span><text:span text:style-name="T3">]</text:span></text:p>
      <text:p text:style-name="P34">7x Vollnut</text:p>
      <text:p text:style-name="P34">Start: 14:59</text:p>
      <text:p text:style-name="P34">Ende: 15:03</text:p>
      <text:p text:style-name="P34"/>
      <text:p text:style-name="P23"><text:span text:style-name="T3">[</text:span><text:span text:style-name="T11">50</text:span><text:span text:style-name="T3">]</text:span></text:p>
      <text:p text:style-name="P34">7x Vollnut</text:p>
      <text:p text:style-name="P34">Start: 15:20</text:p>
      <text:p text:style-name="P34">Ende: 15:24</text:p>
      <text:p text:style-name="P34"/>
      <text:p text:style-name="P23"><text:span text:style-name="T3">[</text:span><text:span text:style-name="T11">53</text:span><text:span text:style-name="T3">]</text:span></text:p>
      <text:p text:style-name="P34">1x Vollnut</text:p>
      <text:p text:style-name="P34">Start 15:37</text:p>
      <text:p text:style-name="P20"><text:span text:style-name="T26">Ende: 15:37 Fräser abgebrochen.</text:span> </text:p>
      <text:p text:style-name="P34">91 Nuten.</text:p>
      <text:p text:style-name="P34"><text:soft-page-break/></text:p>
      <text:p text:style-name="P34"/>
      <text:p text:style-name="P21">Master Inox Slotmachine Werkzeugtest:</text:p>
      <text:p text:style-name="P21">Werkzeug: Hofmann und Vratny Slotmachine Durchmesser 12mm</text:p>
      <text:p text:style-name="P21">Spannung: Weldon Spannfutter</text:p>
      <text:p text:style-name="P21">Kühlung: Außen und Innen Kühlung</text:p>
      <text:p text:style-name="P21">ap=1xD</text:p>
      <text:p text:style-name="P21">ae=1xD</text:p>
      <text:p text:style-name="P21">VC=70m/min</text:p>
      <text:p text:style-name="P21">FZ=0,05</text:p>
      <text:p text:style-name="P21">Z=5 </text:p>
      <text:p text:style-name="P21">Material: 1.4571</text:p>
      <text:p text:style-name="P34">Vorgehen:1x Vollnut fräsen, Verschleiß messen und dokumentieren. Dann alle 2m Standweg Verschleiß messen und dokumentieren bis 0,2mm Verschleiß erreicht sind. Dann wird das Werkzeug bis zum Bruch gefahren. Alle 7 Vollnuten werden die Stege die stehen bleiben mit einem anderen Schaftfräser weggefräst und 0,5mm mit einem Messerkopf Plan gefräst. </text:p>
      <text:p text:style-name="P34"/>
      <text:p text:style-name="P32">09.01.2019</text:p>
      <text:p text:style-name="P34"/>
      <text:p text:style-name="P23"><text:span text:style-name="T3">[</text:span><text:span text:style-name="T12">3</text:span><text:span text:style-name="T3">]</text:span></text:p>
      <text:p text:style-name="P34">1x Vollnut</text:p>
      <text:p text:style-name="P34">Start: 09:21</text:p>
      <text:p text:style-name="P34">Ende: 09:21</text:p>
      <text:p text:style-name="P34"/>
      <text:p text:style-name="P23"><text:span text:style-name="T3">[</text:span><text:span text:style-name="T12">5</text:span><text:span text:style-name="T3">]</text:span></text:p>
      <text:p text:style-name="P34">6x Vollnut</text:p>
      <text:p text:style-name="P34">Start: 11.46</text:p>
      <text:p text:style-name="P34">Ende: 11:49</text:p>
      <text:p text:style-name="P34"/>
      <text:p text:style-name="P23"><text:span text:style-name="T3">[</text:span><text:span text:style-name="T13">9</text:span><text:span text:style-name="T3">]</text:span></text:p>
      <text:p text:style-name="P34">3x Vollnut</text:p>
      <text:p text:style-name="P34">Start: 12:05</text:p>
      <text:p text:style-name="P34">Ende: 12:07</text:p>
      <text:p text:style-name="P34">Verschleiß von 0,2mm nach 2m Standweg erreicht nun fahren bis zum Werkzeugbruch</text:p>
      <text:p text:style-name="P34"/>
      <text:p text:style-name="P23"><text:soft-page-break/><text:span text:style-name="T3">[</text:span><text:span text:style-name="T13">11</text:span><text:span text:style-name="T3">]</text:span></text:p>
      <text:p text:style-name="P34">4x Vollnut</text:p>
      <text:p text:style-name="P34">Start: 12:45</text:p>
      <text:p text:style-name="P34">Ende: 12:48</text:p>
      <text:p text:style-name="P34"/>
      <text:p text:style-name="P23"><text:span text:style-name="T3">[</text:span><text:span text:style-name="T13">16</text:span><text:span text:style-name="T3">]</text:span></text:p>
      <text:p text:style-name="P34">7x Vollnut</text:p>
      <text:p text:style-name="P34">Start: 13:03</text:p>
      <text:p text:style-name="P34">Ende: 13:07</text:p>
      <text:p text:style-name="P34"/>
      <text:p text:style-name="P23"><text:span text:style-name="T3">[</text:span><text:span text:style-name="T14">20</text:span><text:span text:style-name="T3">]</text:span></text:p>
      <text:p text:style-name="P34">7x Vollnut</text:p>
      <text:p text:style-name="P34">Start: 14:43</text:p>
      <text:p text:style-name="P34">Ende: 14:47</text:p>
      <text:p text:style-name="P34"/>
      <text:p text:style-name="P23"><text:span text:style-name="T3">[</text:span><text:span text:style-name="T14">24</text:span><text:span text:style-name="T3">]</text:span></text:p>
      <text:p text:style-name="P34">7x Vollnut</text:p>
      <text:p text:style-name="P34">Start: 14:58</text:p>
      <text:p text:style-name="P34">Ende: 15:02</text:p>
      <text:p text:style-name="P34"/>
      <text:p text:style-name="P23"><text:span text:style-name="T3">[</text:span><text:span text:style-name="T14">26</text:span><text:span text:style-name="T3">]</text:span></text:p>
      <text:p text:style-name="P34">7x Vollnut</text:p>
      <text:p text:style-name="P34">Start: 15:07</text:p>
      <text:p text:style-name="P34">Ende: 15:11</text:p>
      <text:p text:style-name="P34"/>
      <text:p text:style-name="P23"><text:span text:style-name="T3">[</text:span><text:span text:style-name="T14">30</text:span><text:span text:style-name="T3">]</text:span></text:p>
      <text:p text:style-name="P34">7x Vollnut</text:p>
      <text:p text:style-name="P34">Start: 15:24</text:p>
      <text:p text:style-name="P34">Ende: 15:28</text:p>
      <text:p text:style-name="P34"/>
      <text:p text:style-name="P23"><text:span text:style-name="T3">[</text:span><text:span text:style-name="T14">34</text:span><text:span text:style-name="T3">]</text:span></text:p>
      <text:p text:style-name="P34">7x Vollnut</text:p>
      <text:p text:style-name="P34">Start: 15:43</text:p>
      <text:p text:style-name="P34">Ende: 15:47</text:p>
      <text:p text:style-name="P34"><text:soft-page-break/></text:p>
      <text:p text:style-name="P23"><text:span text:style-name="T3">[</text:span><text:span text:style-name="T14">38</text:span><text:span text:style-name="T3">]</text:span></text:p>
      <text:p text:style-name="P34">7x Vollnut</text:p>
      <text:p text:style-name="P34">Start: 15:59</text:p>
      <text:p text:style-name="P34">Ende: 16:03</text:p>
      <text:p text:style-name="P34"/>
      <text:p text:style-name="P23"><text:span text:style-name="T3">[</text:span><text:span text:style-name="T14">42</text:span><text:span text:style-name="T3">]</text:span></text:p>
      <text:p text:style-name="P34">7x Vollnut</text:p>
      <text:p text:style-name="P34">Start: 16:13</text:p>
      <text:p text:style-name="P34">Ende: 16:17</text:p>
      <text:p text:style-name="P34"/>
      <text:p text:style-name="P23"><text:span text:style-name="T3">[</text:span><text:span text:style-name="T14">46</text:span><text:span text:style-name="T3">]</text:span></text:p>
      <text:p text:style-name="P34">7x Vollnut</text:p>
      <text:p text:style-name="P34">Start: 16:27</text:p>
      <text:p text:style-name="P34">Ende: 16:31</text:p>
      <text:p text:style-name="P34"/>
      <text:p text:style-name="P23"><text:span text:style-name="T3">[</text:span><text:span text:style-name="T14">50</text:span><text:span text:style-name="T3">]</text:span></text:p>
      <text:p text:style-name="P34">7x Vollnut</text:p>
      <text:p text:style-name="P34">Start: 16:41</text:p>
      <text:p text:style-name="P34">Ende: 16:45</text:p>
      <text:p text:style-name="P34"/>
      <text:p text:style-name="P23"><text:span text:style-name="T3">[</text:span><text:span text:style-name="T14">52</text:span><text:span text:style-name="T3">]</text:span></text:p>
      <text:p text:style-name="P34">7x Vollnut</text:p>
      <text:p text:style-name="P34">Start: 16:58</text:p>
      <text:p text:style-name="P34">Ende: 17:02</text:p>
      <text:p text:style-name="P34"/>
      <text:p text:style-name="P23"><text:span text:style-name="T3">[</text:span><text:span text:style-name="T14">53</text:span><text:span text:style-name="T3">]</text:span></text:p>
      <text:p text:style-name="P34">7x Vollnut</text:p>
      <text:p text:style-name="P34">Start: 17:04</text:p>
      <text:p text:style-name="P34">Ende: 17:08</text:p>
      <text:p text:style-name="P34"/>
      <text:p text:style-name="P23"><text:span text:style-name="T3">[</text:span><text:span text:style-name="T14">55</text:span><text:span text:style-name="T3">]</text:span></text:p>
      <text:p text:style-name="P34">7x Vollnut</text:p>
      <text:p text:style-name="P34">Start: 17:13</text:p>
      <text:p text:style-name="P34"><text:soft-page-break/>Ende: 17:17</text:p>
      <text:p text:style-name="P34"/>
      <text:p text:style-name="P34"/>
      <text:p text:style-name="P23"><text:span text:style-name="T3">[</text:span><text:span text:style-name="T15">59</text:span><text:span text:style-name="T3">]</text:span></text:p>
      <text:p text:style-name="P34">7x Vollnut</text:p>
      <text:p text:style-name="P34">Start: 17:28</text:p>
      <text:p text:style-name="P34">Ende: 17:32</text:p>
      <text:p text:style-name="P34"/>
      <text:p text:style-name="P23"><text:span text:style-name="T3">[</text:span><text:span text:style-name="T15">62</text:span><text:span text:style-name="T3">]</text:span></text:p>
      <text:p text:style-name="P34">7x Vollnut</text:p>
      <text:p text:style-name="P34">Start: 17:42</text:p>
      <text:p text:style-name="P34">Ende: 17:46</text:p>
      <text:p text:style-name="P34"/>
      <text:p text:style-name="P23"><text:span text:style-name="T3">[</text:span><text:span text:style-name="T15">65</text:span><text:span text:style-name="T3">]</text:span></text:p>
      <text:p text:style-name="P34">7x Vollnut</text:p>
      <text:p text:style-name="P34">Start: 17:56</text:p>
      <text:p text:style-name="P34">Ende: 18:00</text:p>
      <text:p text:style-name="P34"/>
      <text:p text:style-name="P31"><text:span text:style-name="T31">10.01.20</text:span><text:span text:style-name="T34">20</text:span></text:p>
      <text:p text:style-name="P34"/>
      <text:p text:style-name="P23"><text:span text:style-name="T3">[</text:span><text:span text:style-name="T16">0</text:span><text:span text:style-name="T3">]</text:span></text:p>
      <text:p text:style-name="P34">7x Vollnut</text:p>
      <text:p text:style-name="P34">Start: 07:54</text:p>
      <text:p text:style-name="P34">Ende: 07:58</text:p>
      <text:p text:style-name="P34"/>
      <text:p text:style-name="P23"><text:span text:style-name="T3">[</text:span><text:span text:style-name="T16">3</text:span><text:span text:style-name="T3">]</text:span></text:p>
      <text:p text:style-name="P34">7x Vollnut</text:p>
      <text:p text:style-name="P34">Start: 08:10</text:p>
      <text:p text:style-name="P34">Ende: 08:14</text:p>
      <text:p text:style-name="P34"/>
      <text:p text:style-name="P23"><text:span text:style-name="T3">[</text:span><text:span text:style-name="T16">7</text:span><text:span text:style-name="T3">]</text:span></text:p>
      <text:p text:style-name="P34">7x Vollnut</text:p>
      <text:p text:style-name="P34">Start: 08:25</text:p>
      <text:p text:style-name="P34">Ende: 08:29</text:p>
      <text:p text:style-name="P34"><text:soft-page-break/></text:p>
      <text:p text:style-name="P23"><text:span text:style-name="T3">[</text:span><text:span text:style-name="T16">9</text:span><text:span text:style-name="T3">]</text:span></text:p>
      <text:p text:style-name="P34">7x Vollnut</text:p>
      <text:p text:style-name="P34">Start: 08:35</text:p>
      <text:p text:style-name="P34">Ende: 08:39</text:p>
      <text:p text:style-name="P34"/>
      <text:p text:style-name="P23"><text:span text:style-name="T3">[</text:span><text:span text:style-name="T16">13</text:span><text:span text:style-name="T3">]</text:span></text:p>
      <text:p text:style-name="P34">7x Vollnut</text:p>
      <text:p text:style-name="P34">Start: 08:50</text:p>
      <text:p text:style-name="P34">Ende: 08:54</text:p>
      <text:p text:style-name="P34"/>
      <text:p text:style-name="P23"><text:span text:style-name="T3">[</text:span><text:span text:style-name="T16">17</text:span><text:span text:style-name="T3">]</text:span></text:p>
      <text:p text:style-name="P34">7x Vollnut</text:p>
      <text:p text:style-name="P34">Start: 09:04</text:p>
      <text:p text:style-name="P34">Ende: 09:08</text:p>
      <text:p text:style-name="P34"/>
      <text:p text:style-name="P23"><text:span text:style-name="T3">[</text:span><text:span text:style-name="T16">21</text:span><text:span text:style-name="T3">]</text:span></text:p>
      <text:p text:style-name="P34">2x Vollnut</text:p>
      <text:p text:style-name="P34">Start: 09:25</text:p>
      <text:p text:style-name="P34">Ende: 09:27</text:p>
      <text:p text:style-name="P30">Fräser abgebrochen</text:p>
      <text:p text:style-name="P34">170 Nuten !</text:p>
      <text:p text:style-name="P34"/>
      <text:p text:style-name="P21">Master Inox Slotmachine Werkzeugtest:</text:p>
      <text:p text:style-name="P21">Werkzeug: Miller Slotmachine Durchmesser 12mm</text:p>
      <text:p text:style-name="P21">Spannung: Weldon Spannfutter</text:p>
      <text:p text:style-name="P21">Kühlung: Außen und Innen Kühlung</text:p>
      <text:p text:style-name="P21">ap=1xD</text:p>
      <text:p text:style-name="P21">ae=1xD</text:p>
      <text:p text:style-name="P21">VC=70m/min</text:p>
      <text:p text:style-name="P21">FZ=0,05</text:p>
      <text:p text:style-name="P21">Z=5 </text:p>
      <text:p text:style-name="P21">Material: 1.4571</text:p>
      <text:p text:style-name="P34">Vorgehen:1x Vollnut fräsen, Verschleiß messen und dokumentieren. Dann alle 2m Standweg Verschleiß messen und dokumentieren bis 0,2mm Verschleiß erreicht sind. Dann wird das Werkzeug <text:soft-page-break/>bis zum Bruch gefahren. Alle 7 Vollnuten werden die Stege die stehen bleiben mit einem anderen Schaftfräser weggefräst und 0,5mm mit einem Messerkopf Plan gefräst. </text:p>
      <text:p text:style-name="P34"/>
      <text:p text:style-name="P34"/>
      <text:p text:style-name="P23"><text:span text:style-name="T3">[</text:span><text:span text:style-name="T17">35</text:span><text:span text:style-name="T3">]</text:span></text:p>
      <text:p text:style-name="P34">1x Vollnut</text:p>
      <text:p text:style-name="P34">Start: 11:23</text:p>
      <text:p text:style-name="P34">Ende: 11:23</text:p>
      <text:p text:style-name="P25">Verschleiß von 0,3mm erreicht nach der ersten Nut, fahren bis zum Bruch.</text:p>
      <text:p text:style-name="P34"/>
      <text:p text:style-name="P23"><text:span text:style-name="T3">[</text:span><text:span text:style-name="T17">37</text:span><text:span text:style-name="T3">]</text:span></text:p>
      <text:p text:style-name="P34">6x Vollnut</text:p>
      <text:p text:style-name="P34">Start: 12:09</text:p>
      <text:p text:style-name="P34">Ende: 12:12</text:p>
      <text:p text:style-name="P34"/>
      <text:p text:style-name="P23"><text:span text:style-name="T3">[</text:span><text:span text:style-name="T17">40</text:span><text:span text:style-name="T3">]</text:span></text:p>
      <text:p text:style-name="P34">7x Vollnut</text:p>
      <text:p text:style-name="P34">Start: 12:23</text:p>
      <text:p text:style-name="P34">Ende: 12:27</text:p>
      <text:p text:style-name="P34"/>
      <text:p text:style-name="P23"><text:span text:style-name="T3">[</text:span><text:span text:style-name="T17">43</text:span><text:span text:style-name="T3">]</text:span></text:p>
      <text:p text:style-name="P34">7x Vollnut</text:p>
      <text:p text:style-name="P34">Start: 12:37</text:p>
      <text:p text:style-name="P34">Ende: 12:41</text:p>
      <text:p text:style-name="P34"/>
      <text:p text:style-name="P23"><text:span text:style-name="T3">[</text:span><text:span text:style-name="T17">51</text:span><text:span text:style-name="T3">]</text:span></text:p>
      <text:p text:style-name="P34">7x Vollnut</text:p>
      <text:p text:style-name="P34">Start: 14:43</text:p>
      <text:p text:style-name="P34">Ende: 14:47</text:p>
      <text:p text:style-name="P34"/>
      <text:p text:style-name="P23"><text:span text:style-name="T3">[</text:span><text:span text:style-name="T17">55</text:span><text:span text:style-name="T3">]</text:span></text:p>
      <text:p text:style-name="P34">7x Vollnut</text:p>
      <text:p text:style-name="P34">Start: 14:57</text:p>
      <text:p text:style-name="P34">Ende: 15:01</text:p>
      <text:p text:style-name="P27"><text:soft-page-break/></text:p>
      <text:p text:style-name="P31"><text:span text:style-name="T31">13.01.20</text:span><text:span text:style-name="T35">20</text:span></text:p>
      <text:p text:style-name="P24"><text:span text:style-name="T3"/></text:p>
      <text:p text:style-name="P24"><text:span text:style-name="T3">[</text:span><text:span text:style-name="T18">1</text:span><text:span text:style-name="T3">]</text:span></text:p>
      <text:p text:style-name="P34">7x Vollnut</text:p>
      <text:p text:style-name="P34">Start: 07:11</text:p>
      <text:p text:style-name="P34">Ende: 07:15</text:p>
      <text:p text:style-name="P34"/>
      <text:p text:style-name="P24"><text:span text:style-name="T3">[</text:span><text:span text:style-name="T18">5</text:span><text:span text:style-name="T3">]</text:span></text:p>
      <text:p text:style-name="P34">7x Vollnut</text:p>
      <text:p text:style-name="P34">Start: 07:25</text:p>
      <text:p text:style-name="P34">Ende: 07:29</text:p>
      <text:p text:style-name="P34"/>
      <text:p text:style-name="P24"><text:span text:style-name="T3">[</text:span><text:span text:style-name="T18">9</text:span><text:span text:style-name="T3">]</text:span></text:p>
      <text:p text:style-name="P34">7x Vollnut</text:p>
      <text:p text:style-name="P34">Start: 07:45</text:p>
      <text:p text:style-name="P34">Ende: 07:49</text:p>
      <text:p text:style-name="P34"/>
      <text:p text:style-name="P24"><text:span text:style-name="T3">[</text:span><text:span text:style-name="T18">13</text:span><text:span text:style-name="T3">]</text:span></text:p>
      <text:p text:style-name="P34">7x Vollnut</text:p>
      <text:p text:style-name="P34">Start: 08:00</text:p>
      <text:p text:style-name="P34">Ende: 08:04</text:p>
      <text:p text:style-name="P34"/>
      <text:p text:style-name="P24"><text:span text:style-name="T3">[</text:span><text:span text:style-name="T18">17</text:span><text:span text:style-name="T3">]</text:span></text:p>
      <text:p text:style-name="P34">7x Vollnut</text:p>
      <text:p text:style-name="P34">Start: 08:23</text:p>
      <text:p text:style-name="P34">Ende: 08:27</text:p>
      <text:p text:style-name="P34"/>
      <text:p text:style-name="P24"><text:span text:style-name="T3">[</text:span><text:span text:style-name="T18">19</text:span><text:span text:style-name="T3">]</text:span></text:p>
      <text:p text:style-name="P34">7x Vollnut</text:p>
      <text:p text:style-name="P34">Start: 08:35</text:p>
      <text:p text:style-name="P34">Ende: 08:39</text:p>
      <text:p text:style-name="P34"/>
      <text:p text:style-name="P24"><text:span text:style-name="T3">[</text:span><text:span text:style-name="T18">23</text:span><text:span text:style-name="T3">]</text:span></text:p>
      <text:p text:style-name="P34"><text:soft-page-break/>7x Vollnut</text:p>
      <text:p text:style-name="P34">Start: 08:54</text:p>
      <text:p text:style-name="P34">Ende: 08:59</text:p>
      <text:p text:style-name="P34"/>
      <text:p text:style-name="P24"><text:span text:style-name="T3">[</text:span><text:span text:style-name="T18">27</text:span><text:span text:style-name="T3">]</text:span></text:p>
      <text:p text:style-name="P34">7x Vollnut</text:p>
      <text:p text:style-name="P34">Start: 09:10</text:p>
      <text:p text:style-name="P34">Ende: 09:14</text:p>
      <text:p text:style-name="P34"/>
      <text:p text:style-name="P24"><text:span text:style-name="T3">[</text:span><text:span text:style-name="T18">31</text:span><text:span text:style-name="T3">]</text:span></text:p>
      <text:p text:style-name="P34">7x Vollnut</text:p>
      <text:p text:style-name="P34">Start: 09:25</text:p>
      <text:p text:style-name="P34">Ende: 09:29</text:p>
      <text:p text:style-name="P34"/>
      <text:p text:style-name="P24"><text:span text:style-name="T3">[</text:span><text:span text:style-name="T18">35</text:span><text:span text:style-name="T3">]</text:span></text:p>
      <text:p text:style-name="P34">7x Vollnut</text:p>
      <text:p text:style-name="P34">Start: 09:39</text:p>
      <text:p text:style-name="P34">Ende: 09:44</text:p>
      <text:p text:style-name="P34"/>
      <text:p text:style-name="P24"><text:span text:style-name="T3">[</text:span><text:span text:style-name="T18">39</text:span><text:span text:style-name="T3">]</text:span></text:p>
      <text:p text:style-name="P34">7x Vollnut</text:p>
      <text:p text:style-name="P34">Start: 09:53</text:p>
      <text:p text:style-name="P34">Ende: 09:57</text:p>
      <text:p text:style-name="P34"/>
      <text:p text:style-name="P24"><text:span text:style-name="T3">[</text:span><text:span text:style-name="T18">43</text:span><text:span text:style-name="T3">]</text:span></text:p>
      <text:p text:style-name="P34">7x Vollnut</text:p>
      <text:p text:style-name="P34">Start: 10:10</text:p>
      <text:p text:style-name="P34">Ende: 10:14</text:p>
      <text:p text:style-name="P34"/>
      <text:p text:style-name="P24"><text:span text:style-name="T3">[</text:span><text:span text:style-name="T18">45</text:span><text:span text:style-name="T3">]</text:span></text:p>
      <text:p text:style-name="P34">7x Vollnut</text:p>
      <text:p text:style-name="P34">Start: 10:22</text:p>
      <text:p text:style-name="P34">Ende: 10:26</text:p>
      <text:p text:style-name="P34"/>
      <text:p text:style-name="P24"><text:soft-page-break/><text:span text:style-name="T3">[</text:span><text:span text:style-name="T18">49</text:span><text:span text:style-name="T3">]</text:span></text:p>
      <text:p text:style-name="P34">7x Vollnut</text:p>
      <text:p text:style-name="P34">Start: 10:36</text:p>
      <text:p text:style-name="P34">Ende: 10:40</text:p>
      <text:p text:style-name="P34"/>
      <text:p text:style-name="P24"><text:span text:style-name="T3">[</text:span><text:span text:style-name="T18">53</text:span><text:span text:style-name="T3">]</text:span></text:p>
      <text:p text:style-name="P34">7x Vollnut</text:p>
      <text:p text:style-name="P34">Start: 10:50</text:p>
      <text:p text:style-name="P34">Ende: 10:54</text:p>
      <text:p text:style-name="P34"/>
      <text:p text:style-name="P24"><text:span text:style-name="T3">[</text:span><text:span text:style-name="T18">57</text:span><text:span text:style-name="T3">]</text:span></text:p>
      <text:p text:style-name="P34">7x Vollnut</text:p>
      <text:p text:style-name="P34">Start: 11:04</text:p>
      <text:p text:style-name="P34">Ende: 11:08</text:p>
      <text:p text:style-name="P34"/>
      <text:p text:style-name="P24"><text:span text:style-name="T3">[</text:span><text:span text:style-name="T18">61</text:span><text:span text:style-name="T3">]</text:span></text:p>
      <text:p text:style-name="P34">7x Vollnut:</text:p>
      <text:p text:style-name="P34">Start: 11:18</text:p>
      <text:p text:style-name="P34">Ende: 11:22</text:p>
      <text:p text:style-name="P34"/>
      <text:p text:style-name="P24"><text:span text:style-name="T3">[</text:span><text:span text:style-name="T18">65</text:span><text:span text:style-name="T3">]</text:span></text:p>
      <text:p text:style-name="P34">3x Vollnut</text:p>
      <text:p text:style-name="P34">Start: 11:31</text:p>
      <text:p text:style-name="P34">Ende: 11:33</text:p>
      <text:p text:style-name="P29">Fräser abgebrochen!</text:p>
      <text:p text:style-name="P34">157 Nuten!</text:p>
      <text:p text:style-name="P34"/>
      <text:p text:style-name="P34"/>
      <text:p text:style-name="P34"/>
      <text:p text:style-name="Standard"/>
      <text:p text:style-name="Standard"/>
      <text:p text:style-name="Standard"/>
      <text:p text:style-name="Standard"/>
      <text:p text:style-name="Standard"/>
      <text:p text:style-name="P34"><text:soft-page-break/>Master Inox Slotmachine Werkzeugtest:</text:p>
      <text:p text:style-name="P34">Werkzeug: Miller Slotmachine Durchmesser 12mm</text:p>
      <text:p text:style-name="P34">Spannung: Weldon Spannfutter</text:p>
      <text:p text:style-name="P34">Kühlung: Außen und Innen Kühlung</text:p>
      <text:p text:style-name="P34">ap=1xD</text:p>
      <text:p text:style-name="P34">ae=1xD</text:p>
      <text:p text:style-name="P34">VC=80m/min</text:p>
      <text:p text:style-name="P34">FZ=0,05</text:p>
      <text:p text:style-name="P34">Z=5</text:p>
      <text:p text:style-name="P34">Material: 1.4301</text:p>
      <text:p text:style-name="P34">Vorgehen:1x Vollnut fräsen, Verschleiß messen und dokumentieren. Dann alle 2m Standweg Verschleiß messen und dokumentieren bis 0,2mm Verschleiß erreicht sind. Dann wird das Werkzeug bis zum Bruch gefahren. Alle 7 Vollnuten werden die Stege die stehen bleiben mit einem anderen Schaftfräser weggefräst und 0,5mm mit einem Messerkopf Plan gefräst. </text:p>
      <text:p text:style-name="P34"><text:span text:style-name="T29">14</text:span><text:span text:style-name="T30">.01.2020</text:span></text:p>
      <text:p text:style-name="P35"><text:span text:style-name="T3">[</text:span><text:span text:style-name="T18">7</text:span><text:span text:style-name="T19">1</text:span><text:span text:style-name="T3">]</text:span></text:p>
      <text:p text:style-name="P34">1x Vollnut</text:p>
      <text:p text:style-name="P34">Start: 14:27</text:p>
      <text:p text:style-name="P34">Ende: 14:27</text:p>
      <text:p text:style-name="P34"/>
      <text:p text:style-name="P35"><text:span text:style-name="T3">[</text:span><text:span text:style-name="T18">7</text:span><text:span text:style-name="T19">4</text:span><text:span text:style-name="T3">]</text:span></text:p>
      <text:p text:style-name="P34">6x Vollnut</text:p>
      <text:p text:style-name="P34">Start: 14:57</text:p>
      <text:p text:style-name="P34">Ende: 15:01</text:p>
      <text:p text:style-name="P34"/>
      <text:p text:style-name="P35"><text:span text:style-name="T3">[</text:span><text:span text:style-name="T18">7</text:span><text:span text:style-name="T19">8</text:span><text:span text:style-name="T3">]</text:span></text:p>
      <text:p text:style-name="P34">3x Vollnut</text:p>
      <text:p text:style-name="P34">Start: 15:16</text:p>
      <text:p text:style-name="P34">Ende: 15:18</text:p>
      <text:p text:style-name="P34">2m Standweg erreicht.</text:p>
      <text:p text:style-name="P34"/>
      <text:p text:style-name="P34"><text:span text:style-name="T28"/></text:p>
      <text:p text:style-name="P34"><text:span text:style-name="T28">1</text:span><text:span text:style-name="T30">5</text:span><text:span text:style-name="T28">.01.20</text:span><text:span text:style-name="T30">20</text:span></text:p>
      <text:p text:style-name="P36"><text:span text:style-name="T3">[</text:span><text:span text:style-name="T20">1</text:span><text:span text:style-name="T3">]</text:span></text:p>
      <text:p text:style-name="P34">4x Vollnut</text:p>
      <text:p text:style-name="P34"><text:soft-page-break/>Start: 09:22</text:p>
      <text:p text:style-name="P34">Ende: 09:24</text:p>
      <text:p text:style-name="P34"/>
      <text:p text:style-name="P36"><text:span text:style-name="T3">[</text:span><text:span text:style-name="T20">5</text:span><text:span text:style-name="T3">]</text:span></text:p>
      <text:p text:style-name="P34">6x Vollnut</text:p>
      <text:p text:style-name="P34">Start: 09:40</text:p>
      <text:p text:style-name="P34">Ende: 09:43</text:p>
      <text:p text:style-name="P34">4m Standweg erreicht.</text:p>
      <text:p text:style-name="P34"/>
      <text:p text:style-name="P36"><text:span text:style-name="T3">[</text:span><text:span text:style-name="T20">6</text:span><text:span text:style-name="T3">]</text:span></text:p>
      <text:p text:style-name="P34">1x Vollnut</text:p>
      <text:p text:style-name="P34">Start: 10:11</text:p>
      <text:p text:style-name="P34">Ende: 10:12</text:p>
      <text:p text:style-name="P34"/>
      <text:p text:style-name="P36"><text:span text:style-name="T3">[</text:span><text:span text:style-name="T20">15</text:span><text:span text:style-name="T3">]</text:span></text:p>
      <text:p text:style-name="P34">7x Vollnut</text:p>
      <text:p text:style-name="P34">Start: 13:13</text:p>
      <text:p text:style-name="P34">Ende: 13:17</text:p>
      <text:p text:style-name="P34"/>
      <text:p text:style-name="P36"><text:span text:style-name="T3">[</text:span><text:span text:style-name="T20">19</text:span><text:span text:style-name="T3">]</text:span></text:p>
      <text:p text:style-name="P34">2x Vollnut:</text:p>
      <text:p text:style-name="P34">Start: 13:26</text:p>
      <text:p text:style-name="P34">Ende: 13:27</text:p>
      <text:p text:style-name="P34">6m Standweg erreicht.</text:p>
      <text:p text:style-name="P34"/>
      <text:p text:style-name="P36"><text:span text:style-name="T3">[</text:span><text:span text:style-name="T20">21</text:span><text:span text:style-name="T3">]</text:span></text:p>
      <text:p text:style-name="P34">5x Vollnut</text:p>
      <text:p text:style-name="P34">Start: 13:48</text:p>
      <text:p text:style-name="P34">Ende: 13:51</text:p>
      <text:p text:style-name="P34"/>
      <text:p text:style-name="P34"/>
      <text:p text:style-name="P36"><text:span text:style-name="T3">[</text:span><text:span text:style-name="T20">25</text:span><text:span text:style-name="T3">]</text:span></text:p>
      <text:p text:style-name="P34">5x Vollnut</text:p>
      <text:p text:style-name="P34">Start: 14:01</text:p>
      <text:p text:style-name="P34"><text:soft-page-break/>Ende: 14:04</text:p>
      <text:p text:style-name="P34">8m Standweg erreicht</text:p>
      <text:p text:style-name="P34">Verschleiß von 0,2mm erreicht, ab jetzt fahren bis Werkzeugbruch.</text:p>
      <text:p text:style-name="P34"/>
      <text:p text:style-name="P36"><text:span text:style-name="T3">[</text:span><text:span text:style-name="T20">28</text:span><text:span text:style-name="T3">]</text:span></text:p>
      <text:p text:style-name="P34">2x Vollnut</text:p>
      <text:p text:style-name="P34">Start: 14:25</text:p>
      <text:p text:style-name="P34">Ende: 14:26</text:p>
      <text:p text:style-name="P34"/>
      <text:p text:style-name="P36"><text:span text:style-name="T3">[</text:span><text:span text:style-name="T20">32</text:span><text:span text:style-name="T3">]</text:span></text:p>
      <text:p text:style-name="P34">7x Vollnut</text:p>
      <text:p text:style-name="P34">Start: 14:36</text:p>
      <text:p text:style-name="P34">Ende: 14:40</text:p>
      <text:p text:style-name="P34"/>
      <text:p text:style-name="P36"><text:span text:style-name="T3">[</text:span><text:span text:style-name="T20">34</text:span><text:span text:style-name="T3">]</text:span></text:p>
      <text:p text:style-name="P34">7x Vollnut</text:p>
      <text:p text:style-name="P34">Start: 14:46</text:p>
      <text:p text:style-name="P34">Ende: 14:50</text:p>
      <text:p text:style-name="P34"/>
      <text:p text:style-name="P36"><text:span text:style-name="T3">[</text:span><text:span text:style-name="T20">35</text:span><text:span text:style-name="T3">]</text:span></text:p>
      <text:p text:style-name="P34">7x Vollnut</text:p>
      <text:p text:style-name="P34">Start: 14:51</text:p>
      <text:p text:style-name="P34">Ende: 14:55</text:p>
      <text:p text:style-name="P34"/>
      <text:p text:style-name="P36"><text:span text:style-name="T3">[</text:span><text:span text:style-name="T20">36</text:span><text:span text:style-name="T3">]</text:span></text:p>
      <text:p text:style-name="P34">7x Vollnut</text:p>
      <text:p text:style-name="P34">Start: 14:56</text:p>
      <text:p text:style-name="P34">Ende: 15:00</text:p>
      <text:p text:style-name="P34"/>
      <text:p text:style-name="P36"><text:span text:style-name="T3">[</text:span><text:span text:style-name="T20">37</text:span><text:span text:style-name="T3">]</text:span></text:p>
      <text:p text:style-name="P34">7x Vollnut</text:p>
      <text:p text:style-name="P34">Start: 15:02</text:p>
      <text:p text:style-name="P34">Ende: 15:06</text:p>
      <text:p text:style-name="P34"/>
      <text:p text:style-name="P36"><text:soft-page-break/><text:span text:style-name="T3">[</text:span><text:span text:style-name="T20">38</text:span><text:span text:style-name="T3">]</text:span></text:p>
      <text:p text:style-name="P34">7x Vollnut</text:p>
      <text:p text:style-name="P34">Start: 15:07</text:p>
      <text:p text:style-name="P34">Ende: 15:11</text:p>
      <text:p text:style-name="P34"/>
      <text:p text:style-name="P36"><text:span text:style-name="T3">[</text:span><text:span text:style-name="T20">39</text:span><text:span text:style-name="T3">]</text:span></text:p>
      <text:p text:style-name="P34">7x Vollnut</text:p>
      <text:p text:style-name="P34">Start: 15:12</text:p>
      <text:p text:style-name="P34">Ende: 15:16</text:p>
      <text:p text:style-name="P34"/>
      <text:p text:style-name="P36"><text:span text:style-name="T3">[</text:span><text:span text:style-name="T20">40</text:span><text:span text:style-name="T3">]</text:span></text:p>
      <text:p text:style-name="P34">7x Vollnut</text:p>
      <text:p text:style-name="P34">Start: 15:20</text:p>
      <text:p text:style-name="P34">Ende: 15:24</text:p>
      <text:p text:style-name="P34"/>
      <text:p text:style-name="P36"><text:span text:style-name="T3">[</text:span><text:span text:style-name="T20">41</text:span><text:span text:style-name="T3">]</text:span></text:p>
      <text:p text:style-name="P34">7x Vollnut</text:p>
      <text:p text:style-name="P34">Start: 15:34</text:p>
      <text:p text:style-name="P34">Ende: 15:38</text:p>
      <text:p text:style-name="P34"/>
      <text:p text:style-name="P36"><text:span text:style-name="T3">[</text:span><text:span text:style-name="T20">42</text:span><text:span text:style-name="T3">]</text:span></text:p>
      <text:p text:style-name="P34">7x Vollnut</text:p>
      <text:p text:style-name="P34">Start: 15:43</text:p>
      <text:p text:style-name="P34">Ende: 15:47</text:p>
      <text:p text:style-name="P34"/>
      <text:p text:style-name="P36"><text:span text:style-name="T3">[</text:span><text:span text:style-name="T20">45</text:span><text:span text:style-name="T3">]</text:span></text:p>
      <text:p text:style-name="P34">7x Vollnut</text:p>
      <text:p text:style-name="P34">Start: 15:54</text:p>
      <text:p text:style-name="P34">Ende: 15:5<text:span text:style-name="T39">7</text:span></text:p>
      <text:p text:style-name="P34"/>
      <text:p text:style-name="P34"/>
      <text:p text:style-name="P36"><text:span text:style-name="T3">[</text:span><text:span text:style-name="T20">49</text:span><text:span text:style-name="T3">]</text:span></text:p>
      <text:p text:style-name="P34">7x Vollnut</text:p>
      <text:p text:style-name="P34">Start: 16:08</text:p>
      <text:p text:style-name="P34"><text:soft-page-break/>Ende: 16:12</text:p>
      <text:p text:style-name="P34"/>
      <text:p text:style-name="P31"><text:span text:style-name="T31">16.01.20</text:span><text:span text:style-name="T36">20</text:span></text:p>
      <text:p text:style-name="P34"/>
      <text:p text:style-name="P37"><text:span text:style-name="T3">[</text:span><text:span text:style-name="T21">1</text:span><text:span text:style-name="T3">]</text:span></text:p>
      <text:p text:style-name="P34">7x Vollnut</text:p>
      <text:p text:style-name="P34">Start: 08:34</text:p>
      <text:p text:style-name="P34">Ende: 08:38</text:p>
      <text:p text:style-name="P34"/>
      <text:p text:style-name="P37"><text:span text:style-name="T3">[</text:span><text:span text:style-name="T21">5</text:span><text:span text:style-name="T3">]</text:span></text:p>
      <text:p text:style-name="P34">7x Vollnut</text:p>
      <text:p text:style-name="P34">Start: 08:48</text:p>
      <text:p text:style-name="P34">Ende: 08:52</text:p>
      <text:p text:style-name="P34"/>
      <text:p text:style-name="P37"><text:span text:style-name="T3">[</text:span><text:span text:style-name="T21">9</text:span><text:span text:style-name="T3">]</text:span></text:p>
      <text:p text:style-name="P34">7x Vollnut</text:p>
      <text:p text:style-name="P34">Start: 09:02</text:p>
      <text:p text:style-name="P34">Ende: 09:06</text:p>
      <text:p text:style-name="P34"/>
      <text:p text:style-name="P37"><text:span text:style-name="T3">[</text:span><text:span text:style-name="T21">13</text:span><text:span text:style-name="T3">]</text:span></text:p>
      <text:p text:style-name="P34">7x Vollnut</text:p>
      <text:p text:style-name="P34">Start: 09:14</text:p>
      <text:p text:style-name="P34">Ende: 09:18</text:p>
      <text:p text:style-name="P34"/>
      <text:p text:style-name="P37"><text:span text:style-name="T3">[</text:span><text:span text:style-name="T21">17</text:span><text:span text:style-name="T3">]</text:span></text:p>
      <text:p text:style-name="P34">7x Vollnut</text:p>
      <text:p text:style-name="P34">Start: 09:27</text:p>
      <text:p text:style-name="P34">Ende: 09:31</text:p>
      <text:p text:style-name="P34"/>
      <text:p text:style-name="P37"><text:span text:style-name="T3">[</text:span><text:span text:style-name="T21">21</text:span><text:span text:style-name="T3">]</text:span></text:p>
      <text:p text:style-name="P34">7x Vollnut</text:p>
      <text:p text:style-name="P34">Start: 09:44</text:p>
      <text:p text:style-name="P34">Ende: 09:48</text:p>
      <text:p text:style-name="P34">168 Nuten und der Fräser ist noch heile. Material ist ausgegange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" svg:font-family="'Lucida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de" fo:country="DE" style:letter-kerning="false" style:font-name-asian="Calibri" style:font-size-asian="10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0pt" fo:language="de" fo:country="DE" style:letter-kerning="false" style:font-name-asian="Calibri" style:font-size-asian="10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Alesiunas Chris Alexander | Perschmann</meta:initial-creator>
    <meta:editing-cycles>182</meta:editing-cycles>
    <meta:creation-date>2019-12-03T13:09:00</meta:creation-date>
    <dc:date>2020-01-20T15:37:01.955000000</dc:date>
    <meta:editing-duration>PT11H4M37S</meta:editing-duration>
    <meta:generator>LibreOffice/6.3.3.2$Windows_X86_64 LibreOffice_project/a64200df03143b798afd1ec74a12ab50359878ed</meta:generator>
    <meta:document-statistic meta:table-count="0" meta:image-count="0" meta:object-count="0" meta:page-count="28" meta:paragraph-count="724" meta:word-count="1713" meta:character-count="10294" meta:non-whitespace-character-count="929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